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216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="0.002cm solid #000000"/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7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>
            <text:p>Arbeitszeit gesamt:</text:p>
          </table:table-cell>
          <table:table-cell table:style-name="ce9" table:formula="of:=SUM([.C10:.C57])" office:value-type="float" office:value="58.1">
            <text:p>58,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7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0" office:value-type="string">
            <text:p>Datum</text:p>
          </table:table-cell>
          <table:table-cell table:style-name="ce18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1" office:value-type="date" office:date-value="2015-03-23">
            <text:p>23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2" office:value-type="date" office:date-value="2015-03-24">
            <text:p>24.03.15</text:p>
          </table:table-cell>
          <table:table-cell table:style-name="ce19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2" office:value-type="date" office:date-value="2015-03-27">
            <text:p>27.03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2" office:value-type="date" office:date-value="2015-03-28">
            <text:p>28.03.15</text:p>
          </table:table-cell>
          <table:table-cell table:style-name="ce19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3-30">
            <text:p>30.03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2" office:value-type="date" office:date-value="2015-04-10">
            <text:p>10.04.15</text:p>
          </table:table-cell>
          <table:table-cell table:style-name="ce19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13">
            <text:p>13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0">
            <text:p>20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2" office:value-type="date" office:date-value="2015-04-22">
            <text:p>22.04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7">
            <text:p>27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5-04">
            <text:p>04.05.15</text:p>
          </table:table-cell>
          <table:table-cell table:style-name="ce19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2" office:value-type="date" office:date-value="2015-05-06">
            <text:p>06.05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2" office:value-type="date" office:date-value="2015-05-11">
            <text:p>11.05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3" office:value-type="date" office:date-value="2015-05-15">
            <text:p>15.05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2" office:value-type="date" office:date-value="2015-05-15">
            <text:p>15.05.15</text:p>
          </table:table-cell>
          <table:table-cell table:style-name="ce19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office:value-type="string">
            <text:p>Besprechung über die weiteren Vorgehensweisen im Team, sowie Software für Schrittmotoren getestet</text:p>
          </table:table-cell>
          <table:table-cell table:style-name="ce13" office:value-type="date" office:date-value="2015-05-20">
            <text:p>20.05.15</text:p>
          </table:table-cell>
          <table:table-cell table:style-name="ce19" office:value-type="float" office:value="2.5">
            <text:p>2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eichnen des Kreises, entsprechend den Vorgaben von Herrn Plenk angepasst</text:p>
          </table:table-cell>
          <table:table-cell table:style-name="ce14" office:value-type="date" office:date-value="2015-05-23">
            <text:p>23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Code angefangen zu kommentieren </text:p>
          </table:table-cell>
          <table:table-cell table:style-name="ce14" office:value-type="date" office:date-value="2015-05-24">
            <text:p>24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5">
            <text:p>25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6">
            <text:p>26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7">
            <text:p>27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Fehler in der Highlevel – Software ausgebessert</text:p>
          </table:table-cell>
          <table:table-cell table:style-name="ce14" office:value-type="date" office:date-value="2015-05-28">
            <text:p>28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 table:number-rows-repeated="6">
          <table:table-cell table:style-name="ce7"/>
          <table:table-cell table:style-name="ce14"/>
          <table:table-cell table:style-name="ce19"/>
          <table:table-cell table:style-name="ce21" table:number-columns-repeated="1021"/>
        </table:table-row>
        <table:table-row table:style-name="ro3">
          <table:table-cell table:style-name="Default" table:number-columns-repeated="2"/>
          <table:table-cell table:style-name="ce20"/>
          <table:table-cell table:style-name="ce21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number-columns-repeated="1022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14:1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28T14:15:56.28</dc:date>
    <dc:creator>Philipp Wanninger</dc:creator>
    <meta:editing-duration>PT16M52S</meta:editing-duration>
    <meta:editing-cycles>7</meta:editing-cycles>
    <meta:generator>OpenOffice/4.1.1$Win32 OpenOffice.org_project/411m6$Build-9775</meta:generator>
    <meta:document-statistic meta:table-count="3" meta:cell-count="93" meta:object-count="0"/>
  </office:meta>
</office:document-meta>
</file>